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2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8"/>
        </table:table-row>
        <table:table-row table:style-name="ro2"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table:content-validation-name="val1" office:value-type="string" calcext:value-type="string">
            <text:p>Common</text:p>
          </table:table-cell>
          <table:table-cell table:style-name="ce13" table:content-validation-name="val2" office:value-type="float" office:value="4" calcext:value-type="float">
            <text:p>4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Increase Factor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formula="of:=IF([.B$11]&lt;&gt;&quot;&quot;;CONCATENATE([.B$11];&quot; &quot;;LOADABLE([.$B$2]*[.B$10]*PRODUCT([.$J$4:.$J4]);[.$C$2]));&quot;&quot;)" office:value-type="string" office:string-value="4x9 105" calcext:value-type="string">
            <text:p>4x9 105</text:p>
          </table:table-cell>
          <table:table-cell table:style-name="ce8" table:formula="of:=IF([.C$11]&lt;&gt;&quot;&quot;;CONCATENATE([.C$11];&quot; &quot;;LOADABLE([.$B$2]*[.C$10]*PRODUCT([.$J$4:.$J4]);[.$C$2]));&quot;&quot;)">
            <text:p/>
          </table:table-cell>
          <table:table-cell table:style-name="ce8" table:formula="of:=IF([.D$11]&lt;&gt;&quot;&quot;;CONCATENATE([.D$11];&quot; &quot;;LOADABLE([.$B$2]*[.D$10]*PRODUCT([.$J$4:.$J4]);[.$C$2]));&quot;&quot;)" office:value-type="string" office:string-value="5x7 112.5" calcext:value-type="string">
            <text:p>5x7 112.5</text:p>
          </table:table-cell>
          <table:table-cell table:style-name="ce8" table:formula="of:=IF([.E$11]&lt;&gt;&quot;&quot;;CONCATENATE([.E$11];&quot; &quot;;LOADABLE([.$B$2]*[.E$10]*PRODUCT([.$J$4:.$J4]);[.$C$2]));&quot;&quot;)">
            <text:p/>
          </table:table-cell>
          <table:table-cell table:style-name="ce8" table:formula="of:=IF([.F$11]&lt;&gt;&quot;&quot;;CONCATENATE([.F$11];&quot; &quot;;LOADABLE([.$B$2]*[.F$10]*PRODUCT([.$J$4:.$J4]);[.$C$2]));&quot;&quot;)" office:value-type="string" office:string-value="7x5 120" calcext:value-type="string">
            <text:p>7x5 120</text:p>
          </table:table-cell>
          <table:table-cell table:style-name="ce8" table:formula="of:=IF([.G$11]&lt;&gt;&quot;&quot;;CONCATENATE([.G$11];&quot; &quot;;LOADABLE([.$B$2]*[.G$10]*PRODUCT([.$J$4:.$J4]);[.$C$2]));&quot;&quot;)" office:value-type="string" office:string-value="10x3 127.5" calcext:value-type="string">
            <text:p>10x3 127.5</text:p>
          </table:table-cell>
          <table:table-cell table:style-name="ce8" table:formula="of:=IF([.H$11]&lt;&gt;&quot;&quot;;CONCATENATE([.H$11];&quot; &quot;;LOADABLE([.$B$2]*[.H$10]*PRODUCT([.$J$4:.$J4]);[.$C$2]));&quot;&quot;)">
            <text:p/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formula="of:=IF([.B$11]&lt;&gt;&quot;&quot;;CONCATENATE([.B$11];&quot; &quot;;LOADABLE([.$B$2]*[.B$10]*PRODUCT([.$J$4:.$J5]);[.$C$2]));&quot;&quot;)" office:value-type="string" office:string-value="4x9 113" calcext:value-type="string">
            <text:p>4x9 113</text:p>
          </table:table-cell>
          <table:table-cell table:style-name="ce8" table:formula="of:=IF([.C$11]&lt;&gt;&quot;&quot;;CONCATENATE([.C$11];&quot; &quot;;LOADABLE([.$B$2]*[.C$10]*PRODUCT([.$J$4:.$J5]);[.$C$2]));&quot;&quot;)">
            <text:p/>
          </table:table-cell>
          <table:table-cell table:style-name="ce8" table:formula="of:=IF([.D$11]&lt;&gt;&quot;&quot;;CONCATENATE([.D$11];&quot; &quot;;LOADABLE([.$B$2]*[.D$10]*PRODUCT([.$J$4:.$J5]);[.$C$2]));&quot;&quot;)" office:value-type="string" office:string-value="5x7 121" calcext:value-type="string">
            <text:p>5x7 121</text:p>
          </table:table-cell>
          <table:table-cell table:style-name="ce8" table:formula="of:=IF([.E$11]&lt;&gt;&quot;&quot;;CONCATENATE([.E$11];&quot; &quot;;LOADABLE([.$B$2]*[.E$10]*PRODUCT([.$J$4:.$J5]);[.$C$2]));&quot;&quot;)">
            <text:p/>
          </table:table-cell>
          <table:table-cell table:style-name="ce8" table:formula="of:=IF([.F$11]&lt;&gt;&quot;&quot;;CONCATENATE([.F$11];&quot; &quot;;LOADABLE([.$B$2]*[.F$10]*PRODUCT([.$J$4:.$J5]);[.$C$2]));&quot;&quot;)" office:value-type="string" office:string-value="7x5 129" calcext:value-type="string">
            <text:p>7x5 129</text:p>
          </table:table-cell>
          <table:table-cell table:style-name="ce8" table:formula="of:=IF([.G$11]&lt;&gt;&quot;&quot;;CONCATENATE([.G$11];&quot; &quot;;LOADABLE([.$B$2]*[.G$10]*PRODUCT([.$J$4:.$J5]);[.$C$2]));&quot;&quot;)" office:value-type="string" office:string-value="10x3 137" calcext:value-type="string">
            <text:p>10x3 137</text:p>
          </table:table-cell>
          <table:table-cell table:style-name="ce8" table:formula="of:=IF([.H$11]&lt;&gt;&quot;&quot;;CONCATENATE([.H$11];&quot; &quot;;LOADABLE([.$B$2]*[.H$10]*PRODUCT([.$J$4:.$J5]);[.$C$2]));&quot;&quot;)">
            <text:p/>
          </table:table-cell>
          <table:table-cell table:style-name="ce6" office:value-type="float" office:value="7.5" calcext:value-type="float">
            <text:p>7.5</text:p>
          </table:table-cell>
          <table:table-cell table:style-name="ce19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formula="of:=IF([.B$11]&lt;&gt;&quot;&quot;;CONCATENATE([.B$11];&quot; &quot;;LOADABLE([.$B$2]*[.B$10]*PRODUCT([.$J$4:.$J6]);[.$C$2]));&quot;&quot;)" office:value-type="string" office:string-value="4x9 117" calcext:value-type="string">
            <text:p>4x9 117</text:p>
          </table:table-cell>
          <table:table-cell table:style-name="ce8" table:formula="of:=IF([.C$11]&lt;&gt;&quot;&quot;;CONCATENATE([.C$11];&quot; &quot;;LOADABLE([.$B$2]*[.C$10]*PRODUCT([.$J$4:.$J6]);[.$C$2]));&quot;&quot;)">
            <text:p/>
          </table:table-cell>
          <table:table-cell table:style-name="ce8" table:formula="of:=IF([.D$11]&lt;&gt;&quot;&quot;;CONCATENATE([.D$11];&quot; &quot;;LOADABLE([.$B$2]*[.D$10]*PRODUCT([.$J$4:.$J6]);[.$C$2]));&quot;&quot;)" office:value-type="string" office:string-value="5x7 125" calcext:value-type="string">
            <text:p>5x7 125</text:p>
          </table:table-cell>
          <table:table-cell table:style-name="ce8" table:formula="of:=IF([.E$11]&lt;&gt;&quot;&quot;;CONCATENATE([.E$11];&quot; &quot;;LOADABLE([.$B$2]*[.E$10]*PRODUCT([.$J$4:.$J6]);[.$C$2]));&quot;&quot;)">
            <text:p/>
          </table:table-cell>
          <table:table-cell table:style-name="ce8" table:formula="of:=IF([.F$11]&lt;&gt;&quot;&quot;;CONCATENATE([.F$11];&quot; &quot;;LOADABLE([.$B$2]*[.F$10]*PRODUCT([.$J$4:.$J6]);[.$C$2]));&quot;&quot;)" office:value-type="string" office:string-value="7x5 134" calcext:value-type="string">
            <text:p>7x5 134</text:p>
          </table:table-cell>
          <table:table-cell table:style-name="ce8" table:formula="of:=IF([.G$11]&lt;&gt;&quot;&quot;;CONCATENATE([.G$11];&quot; &quot;;LOADABLE([.$B$2]*[.G$10]*PRODUCT([.$J$4:.$J6]);[.$C$2]));&quot;&quot;)" office:value-type="string" office:string-value="10x3 142" calcext:value-type="string">
            <text:p>10x3 142</text:p>
          </table:table-cell>
          <table:table-cell table:style-name="ce8" table:formula="of:=IF([.H$11]&lt;&gt;&quot;&quot;;CONCATENATE([.H$11];&quot; &quot;;LOADABLE([.$B$2]*[.H$10]*PRODUCT([.$J$4:.$J6]);[.$C$2]));&quot;&quot;)">
            <text:p/>
          </table:table-cell>
          <table:table-cell table:style-name="ce6" table:formula="of:=[.$I$5]/2" office:value-type="float" office:value="3.75" calcext:value-type="float">
            <text:p>3.75</text:p>
          </table:table-cell>
          <table:table-cell table:style-name="ce19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Deload</text:p>
          </table:table-cell>
          <table:table-cell table:style-name="ce9" office:value-type="string" calcext:value-type="string">
            <text:p>rest</text:p>
          </table:table-cell>
          <table:table-cell table:style-name="ce9"/>
          <table:table-cell table:style-name="ce9" office:value-type="string" calcext:value-type="string">
            <text:p>rest</text:p>
          </table:table-cell>
          <table:table-cell table:style-name="ce9"/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6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>
            <text:p/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>
            <text:p/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>
            <text:p/>
          </table:table-cell>
          <table:table-cell table:number-columns-repeated="56"/>
        </table:table-row>
        <table:table-row table:style-name="ro4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>
            <text:p/>
          </table:table-cell>
          <table:table-cell table:style-name="ce49" table:formula="of:=IF([.$D$2]=7;&quot;3x7&quot;;&quot;5x7&quot;)" office:value-type="string" office:string-value="5x7" calcext:value-type="string">
            <text:p>5x7</text:p>
          </table:table-cell>
          <table:table-cell table:style-name="ce49" table:formula="of:=IF([.$D$2]=7;&quot;3x5&quot;;&quot;&quot;)">
            <text:p/>
          </table:table-cell>
          <table:table-cell table:style-name="ce49" table:formula="of:=IF([.$D$2]=7;&quot;4x5&quot;;&quot;7x5&quot;)" office:value-type="string" office:string-value="7x5" calcext:value-type="string">
            <text:p>7x5</text:p>
          </table:table-cell>
          <table:table-cell table:style-name="ce49" table:formula="of:=IF([.$D$2]=7;&quot;5x3&quot;;&quot;10x3&quot;)" office:value-type="string" office:string-value="10x3" calcext:value-type="string">
            <text:p>10x3</text:p>
          </table:table-cell>
          <table:table-cell table:style-name="ce49" table:formula="of:=IF([.$D$2]=7;&quot;5x3&quot;;&quot;&quot;)">
            <text:p/>
          </table:table-cell>
          <table:table-cell table:number-columns-repeated="56"/>
        </table:table-row>
        <table:table-row table:style-name="ro4" table:number-rows-repeated="3">
          <table:table-cell table:style-name="Default" table:number-columns-repeated="8"/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5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0:53:05.0638603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29T22:10:51.290513518</dc:date>
    <meta:editing-cycles>246</meta:editing-cycles>
    <meta:editing-duration>PT15H47M15S</meta:editing-duration>
    <meta:generator>LibreOffice/7.2.3.2$Linux_X86_64 LibreOffice_project/20$Build-2</meta:generator>
    <meta:document-statistic meta:table-count="1" meta:cell-count="69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